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dash" draw:stroke-dash="Ultrafine_20_Dashed" svg:stroke-color="#ff00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9pt" style:text-underline-style="none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family="'DejaVu Sans'" style:font-family-generic="roman" style:font-pitch="variable" fo:font-size="9pt" style:text-underline-style="none" style:letter-kerning="true" style:font-size-asian="9pt" style:font-family-complex="'Lohit Hindi'" style:font-family-generic-complex="system" style:font-pitch-complex="variable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4" draw:id="id4" draw:layer="layout" svg:width="1.754cm" svg:height="0.993cm" svg:x="7.562cm" svg:y="19.303cm">
          <text:p text:style-name="P1"><text:span text:style-name="T1">Raw.ex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.143cm" svg:height="1.241cm" svg:x="8.136cm" svg:y="17.201cm">
          <text:p text:style-name="P1"><text:span text:style-name="T2">Extra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29cm" svg:height="1.29cm" svg:x="11.009cm" svg:y="17.201cm"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777cm" svg:height="1.092cm" svg:x="11.399cm" svg:y="19.235cm">
          <text:p text:style-name="P1"><text:span text:style-name="T1">Final.ex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2cm" svg:height="2.2cm" svg:x="9.562cm" svg:y="14.7cm">
          <text:p text:style-name="P1"><text:span text:style-name="T1">Core 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9.207cm" svg:y1="17.201cm" svg:x2="9.562cm" svg:y2="15.8cm" draw:start-shape="id1" draw:start-glue-point="0" draw:end-shape="id2" draw:end-glue-point="6" svg:d="m9207 17201c0-934 118-1401 355-1401">
          <text:p/>
        </draw:connector>
        <draw:connector draw:style-name="gr3" draw:text-style-name="P1" draw:layer="layout" draw:type="curve" svg:x1="11.762cm" svg:y1="15.8cm" svg:x2="12.154cm" svg:y2="17.201cm" draw:start-shape="id2" draw:start-glue-point="10" draw:end-shape="id3" draw:end-glue-point="0" svg:d="m11762 15800c262 0 392 467 392 1401">
          <text:p/>
        </draw:connector>
        <draw:connector draw:style-name="gr2" draw:text-style-name="P1" draw:layer="layout" draw:type="curve" svg:x1="7.562cm" svg:y1="19.799cm" svg:x2="8.136cm" svg:y2="17.821cm" draw:start-shape="id4" draw:start-glue-point="3" draw:end-shape="id1" draw:end-glue-point="3" svg:d="m7562 19799c-751 0-1038-1978 574-1978">
          <text:p/>
        </draw:connector>
        <draw:connector draw:style-name="gr2" draw:text-style-name="P1" draw:layer="layout" draw:type="curve" svg:x1="13.299cm" svg:y1="17.846cm" svg:x2="14.176cm" svg:y2="19.781cm" draw:start-shape="id3" draw:start-glue-point="1" draw:end-shape="id5" draw:end-glue-point="1" svg:d="m13299 17846c2065 0 1627 1935 877 1935">
          <text:p/>
        </draw:connector>
        <draw:custom-shape draw:style-name="gr4" draw:text-style-name="P2" xml:id="id10" draw:id="id10" draw:layer="layout" svg:width="4.3cm" svg:height="9.8cm" svg:x="8.46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cm" svg:height="1.6cm" svg:x="9.8cm" svg:y="4.2cm">
          <text:p text:style-name="P1"><text:span text:style-name="T1">Plugin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1.6cm" svg:height="1.6cm" svg:x="9.9cm" svg:y="6.9cm">
          <text:p text:style-name="P1"><text:span text:style-name="T1">Plugin 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1.6cm" svg:height="1.6cm" svg:x="9.8cm" svg:y="9.3cm">
          <text:p text:style-name="P1"><text:span text:style-name="T1">..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1.6cm" svg:height="1.6cm" svg:x="9.862cm" svg:y="11.8cm">
          <text:p text:style-name="P1"><text:span text:style-name="T1">Plugin 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2" draw:id="id12" draw:layer="layout" svg:width="4.1cm" svg:height="2.6cm" svg:x="3.2cm" svg:y="14.2cm">
          <text:p text:style-name="P1"><text:span text:style-name="T1">Help fun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3.7cm" svg:height="2.8cm" svg:x="14.2cm" svg:y="13.7cm">
          <text:p text:style-name="P1"><text:span text:style-name="T1">Callback interfa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0.6cm" svg:y1="5.8cm" svg:x2="10.7cm" svg:y2="6.9cm" draw:start-shape="id6" draw:start-glue-point="6" draw:end-shape="id7" draw:end-glue-point="4" svg:d="m10600 5800c0 826 100 277 100 1100">
          <text:p/>
        </draw:connector>
        <draw:connector draw:style-name="gr2" draw:text-style-name="P1" draw:layer="layout" draw:type="curve" svg:x1="10.7cm" svg:y1="8.5cm" svg:x2="10.6cm" svg:y2="9.3cm" draw:start-shape="id7" draw:start-glue-point="6" draw:end-shape="id8" draw:end-glue-point="4" svg:d="m10700 8500c0 601-100 202-100 800">
          <text:p/>
        </draw:connector>
        <draw:connector draw:style-name="gr2" draw:text-style-name="P1" draw:layer="layout" draw:type="curve" svg:x1="10.6cm" svg:y1="10.9cm" svg:x2="10.662cm" svg:y2="11.8cm" draw:start-shape="id8" draw:start-glue-point="6" draw:end-shape="id9" draw:end-glue-point="4" svg:d="m10600 10900c0 676 62 227 62 900">
          <text:p/>
        </draw:connector>
        <draw:connector draw:style-name="gr2" draw:text-style-name="P1" draw:layer="layout" draw:type="curve" svg:x1="12.762cm" svg:y1="8.7cm" svg:x2="16.05cm" svg:y2="13.7cm" draw:start-shape="id10" draw:start-glue-point="1" draw:end-shape="id11" draw:end-glue-point="0" svg:d="m12762 8700c2192 0 3288 1666 3288 5000">
          <text:p/>
        </draw:connector>
        <draw:connector draw:style-name="gr2" draw:text-style-name="P1" draw:layer="layout" draw:type="curve" svg:x1="5.25cm" svg:y1="14.2cm" svg:x2="8.462cm" svg:y2="8.7cm" draw:start-shape="id12" draw:start-glue-point="0" draw:end-shape="id10" svg:d="m5250 14200c0-3667 1070-5500 3212-5500">
          <text:p/>
        </draw:connector>
        <draw:connector draw:style-name="gr2" draw:text-style-name="P1" draw:layer="layout" draw:type="curve" svg:x1="9.884cm" svg:y1="15.022cm" svg:x2="8.462cm" svg:y2="8.7cm" draw:start-shape="id2" draw:start-glue-point="5" draw:end-shape="id10" draw:end-glue-point="3" svg:d="m9884 15022c-2884 0-2173-6322-1422-6322">
          <text:p/>
        </draw:connector>
        <draw:connector draw:style-name="gr2" draw:text-style-name="P1" draw:layer="layout" draw:type="curve" svg:x1="12.762cm" svg:y1="8.7cm" svg:x2="11.44cm" svg:y2="15.022cm" draw:start-shape="id10" draw:start-glue-point="1" draw:end-shape="id2" draw:end-glue-point="11" svg:d="m12762 8700c751 0 1412 6322-1322 6322">
          <text:p/>
        </draw:connector>
        <draw:frame draw:style-name="gr5" draw:text-style-name="P4" draw:layer="layout" svg:width="3.127cm" svg:height="0.624cm" svg:x="9cm" svg:y="13.1cm">
          <draw:text-box>
            <text:p><text:span text:style-name="T1">Public interfaces</text:span></text:p>
          </draw:text-box>
        </draw:frame>
        <draw:frame draw:style-name="gr5" draw:layer="layout" svg:width="3.808cm" svg:height="0.988cm" svg:x="1.8cm" svg:y="1.7cm">
          <draw:text-box>
            <text:p>Flow chart</text:p>
          </draw:text-box>
        </draw:frame>
        <draw:connector draw:style-name="gr2" draw:text-style-name="P1" draw:layer="layout" draw:type="curve" svg:x1="14.2cm" svg:y1="15.1cm" svg:x2="11.44cm" svg:y2="15.022cm" draw:start-shape="id11" draw:start-glue-point="3" draw:end-shape="id2" draw:end-glue-point="11" svg:d="m14200 15100c-1827 0-447-78-2760-78">
          <text:p/>
        </draw:connector>
      </draw:page>
      <draw:page draw:name="page2" draw:style-name="dp1" draw:master-page-name="默认">
        <draw:custom-shape draw:style-name="gr1" draw:text-style-name="P2" xml:id="id13" draw:id="id13" draw:layer="layout" svg:width="1.9cm" svg:height="1.3cm" svg:x="8.1cm" svg:y="6.4cm">
          <text:p text:style-name="P1"><text:span text:style-name="T1">begi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15" draw:id="id15" draw:layer="layout" svg:width="1.5cm" svg:height="1cm" svg:x="15.6cm" svg:y="19.5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4" draw:id="id14" draw:layer="layout" svg:width="1.4cm" svg:height="1.4cm" svg:x="8.3cm" svg:y="9.1cm">
          <text:p><text:span text:style-name="T1">prob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curve" svg:x1="9.05cm" svg:y1="7.7cm" svg:x2="9cm" svg:y2="9.1cm" draw:start-shape="id13" draw:start-glue-point="6" draw:end-shape="id14" draw:end-glue-point="4" svg:d="m9050 7700c0 1051-50 352-50 1400">
          <text:p/>
        </draw:connector>
        <draw:frame draw:style-name="gr5" draw:text-style-name="P5" draw:layer="layout" svg:width="4.109cm" svg:height="0.624cm" svg:x="6.9cm" svg:y="8.1cm">
          <draw:text-box>
            <text:p><text:span text:style-name="T3">Is there a right plugin?</text:span></text:p>
          </draw:text-box>
        </draw:frame>
        <draw:connector draw:style-name="gr2" draw:text-style-name="P1" draw:layer="layout" svg:x1="9.7cm" svg:y1="9.8cm" svg:x2="16.35cm" svg:y2="19.5cm" draw:start-shape="id14" draw:start-glue-point="7" draw:end-shape="id15" draw:end-glue-point="4" svg:d="m9700 9800h6650v9700">
          <text:p/>
        </draw:connector>
        <draw:frame draw:style-name="gr5" draw:text-style-name="P4" draw:layer="layout" svg:width="0.9cm" svg:height="0.624cm" svg:x="11cm" svg:y="9.1cm">
          <draw:text-box>
            <text:p><text:span text:style-name="T1">no</text:span></text:p>
          </draw:text-box>
        </draw:frame>
        <draw:custom-shape draw:style-name="gr1" draw:text-style-name="P2" xml:id="id16" draw:id="id16" draw:layer="layout" svg:width="1.6cm" svg:height="1.1cm" svg:x="8.2cm" svg:y="11.7cm">
          <svg:title>public interfaces</svg:title>
          <svg:desc>calling the plugin's public interface to parse the data</svg:desc>
          <text:p text:style-name="P1"><text:span text:style-name="T1">pars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1" draw:layer="layout" svg:x1="9cm" svg:y1="10.5cm" svg:x2="9cm" svg:y2="11.7cm" draw:start-shape="id14" draw:start-glue-point="6" draw:end-shape="id16" draw:end-glue-point="0" svg:d="m9000 10500v1200">
          <text:p/>
        </draw:connector>
        <draw:frame draw:style-name="gr5" draw:layer="layout" svg:width="1.048cm" svg:height="0.624cm" svg:x="9cm" svg:y="10.6cm">
          <draw:text-box>
            <text:p><text:span text:style-name="T1">yes</text:span></text:p>
          </draw:text-box>
        </draw:frame>
        <draw:custom-shape draw:style-name="gr4" draw:text-style-name="P1" xml:id="id17" draw:id="id17" draw:layer="layout" svg:width="1.8cm" svg:height="1.8cm" svg:x="8.1cm" svg:y="15.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9cm" svg:y1="12.8cm" svg:x2="9cm" svg:y2="15.6cm" draw:start-shape="id16" draw:start-glue-point="2" draw:end-shape="id17" draw:end-glue-point="4" svg:d="m9000 12800v2800">
          <text:p/>
        </draw:connector>
        <draw:connector draw:style-name="gr2" draw:text-style-name="P1" draw:layer="layout" svg:x1="9cm" svg:y1="17.4cm" svg:x2="15.6cm" svg:y2="20cm" draw:start-shape="id17" draw:start-glue-point="6" draw:end-shape="id15" draw:end-glue-point="5" svg:d="m9000 17400v2600h6600">
          <text:p/>
        </draw:connector>
        <draw:connector draw:style-name="gr2" draw:text-style-name="P1" draw:layer="layout" draw:line-skew="-2.499cm" svg:x1="8.1cm" svg:y1="16.5cm" svg:x2="8.1cm" svg:y2="7.05cm" draw:start-shape="id17" draw:start-glue-point="5" draw:end-shape="id13" draw:end-glue-point="5" svg:d="m8100 16500h-3000v-9450h3000">
          <text:p/>
        </draw:connector>
        <draw:frame draw:style-name="gr5" draw:text-style-name="P4" draw:layer="layout" svg:width="2.547cm" svg:height="0.624cm" svg:x="7.9cm" svg:y="14.2cm">
          <draw:text-box>
            <text:p text:style-name="P1"><text:span text:style-name="T1">Data empty?</text:span></text:p>
          </draw:text-box>
        </draw:frame>
        <draw:frame draw:style-name="gr5" draw:text-style-name="P4" draw:layer="layout" svg:width="1.048cm" svg:height="0.624cm" svg:x="9cm" svg:y="17.3cm">
          <draw:text-box>
            <text:p><text:span text:style-name="T1">yes</text:span></text:p>
          </draw:text-box>
        </draw:frame>
        <draw:frame draw:style-name="gr6" draw:layer="layout" svg:width="0.502cm" svg:height="1.237cm" svg:x="6.2cm" svg:y="16.1cm">
          <draw:text-box>
            <text:p/>
          </draw:text-box>
        </draw:frame>
        <draw:frame draw:style-name="gr5" draw:text-style-name="P4" draw:layer="layout" svg:width="0.9cm" svg:height="0.624cm" svg:x="6.8cm" svg:y="15.9cm">
          <draw:text-box>
            <text:p><text:span text:style-name="T1">no</text:span></text:p>
          </draw:text-box>
        </draw:frame>
        <draw:frame draw:style-name="gr5" draw:layer="layout" svg:width="3.537cm" svg:height="0.988cm" svg:x="1.8cm" svg:y="1.6cm">
          <draw:text-box>
            <text:p>Core loop</text:p>
          </draw:text-box>
        </draw:frame>
      </draw:page>
      <draw:page draw:name="page3" draw:style-name="dp1" draw:master-page-name="默认">
        <draw:custom-shape draw:style-name="gr1" draw:text-style-name="P2" xml:id="id18" draw:id="id18" draw:layer="layout" svg:width="2.22cm" svg:height="1.079cm" svg:x="7.432cm" svg:y="7.356cm">
          <text:p text:style-name="P1"><text:span text:style-name="T1">begi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19" draw:id="id19" draw:layer="layout" svg:width="1.875cm" svg:height="1.165cm" svg:x="7.608cm" svg:y="9.662cm">
          <text:p text:style-name="P1"><text:span text:style-name="T1">Fetch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2.209cm" svg:height="1.173cm" svg:x="1.636cm" svg:y="12.11cm">
          <text:p text:style-name="P1"><text:span text:style-name="T1">Input 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8.542cm" svg:y1="8.435cm" svg:x2="8.546cm" svg:y2="9.662cm" draw:start-shape="id18" draw:start-glue-point="6" draw:end-shape="id19" draw:end-glue-point="4" svg:d="m8542 8435v613h4v614">
          <text:p/>
        </draw:connector>
        <draw:custom-shape draw:style-name="gr1" draw:text-style-name="P2" xml:id="id20" draw:id="id20" draw:layer="layout" svg:width="1.357cm" svg:height="1.472cm" svg:x="7.875cm" svg:y="12.239cm">
          <text:p text:style-name="P1"><text:span text:style-name="T1">Can we process i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8.546cm" svg:y1="10.827cm" svg:x2="8.554cm" svg:y2="12.239cm" draw:start-shape="id19" draw:start-glue-point="6" draw:end-shape="id20" draw:end-glue-point="4" svg:d="m8546 10827v706h8v706">
          <text:p/>
        </draw:connector>
        <draw:custom-shape draw:style-name="gr1" draw:text-style-name="P2" xml:id="id21" draw:id="id21" draw:layer="layout" svg:width="1.863cm" svg:height="1.186cm" svg:x="13.886cm" svg:y="19.42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9.232cm" svg:y1="12.975cm" svg:x2="14.818cm" svg:y2="19.42cm" draw:start-shape="id20" draw:start-glue-point="7" draw:end-shape="id21" draw:end-glue-point="4" svg:d="m9232 12975h5586v6445">
          <text:p/>
        </draw:connector>
        <draw:frame draw:style-name="gr5" draw:text-style-name="P4" draw:layer="layout" svg:width="0.9cm" svg:height="0.624cm" svg:x="10.251cm" svg:y="12.336cm">
          <draw:text-box>
            <text:p><text:span text:style-name="T1">no</text:span></text:p>
          </draw:text-box>
        </draw:frame>
        <draw:connector draw:style-name="gr2" draw:text-style-name="P1" draw:layer="layout" svg:x1="8.554cm" svg:y1="13.711cm" svg:x2="8.549cm" svg:y2="15.145cm" draw:start-shape="id20" draw:start-glue-point="6" draw:end-shape="id22" draw:end-glue-point="0" svg:d="m8554 13711v717h-5v717">
          <text:p/>
        </draw:connector>
        <draw:custom-shape draw:style-name="gr1" draw:text-style-name="P2" xml:id="id24" draw:id="id24" draw:layer="layout" svg:width="2.209cm" svg:height="1.173cm" svg:x="16.812cm" svg:y="19.378cm">
          <text:p text:style-name="P1"><text:span text:style-name="T1">Output 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2.962cm" svg:y1="12.11cm" svg:x2="7.608cm" svg:y2="10.245cm" draw:start-shape="id23" draw:start-glue-point="4" draw:end-shape="id19" draw:end-glue-point="5" svg:d="m2962 12110v-1865h4646">
          <text:p/>
        </draw:connector>
        <draw:connector draw:style-name="gr8" draw:text-style-name="P1" draw:layer="layout" draw:line-skew="-1.433cm" svg:x1="3.62cm" svg:y1="12.697cm" svg:x2="7.32cm" svg:y2="16.224cm" draw:start-shape="id23" draw:start-glue-point="9" draw:end-shape="id22" svg:d="m3620 12697h529v3527h3171">
          <text:p/>
        </draw:connector>
        <draw:connector draw:style-name="gr9" draw:text-style-name="P1" draw:layer="layout" svg:x1="8.549cm" svg:y1="17.304cm" svg:x2="17.917cm" svg:y2="19.378cm" draw:start-shape="id22" draw:start-glue-point="2" draw:end-shape="id24" draw:end-glue-point="5" svg:d="m8549 17304v1037h9368v1037">
          <text:p/>
        </draw:connector>
        <draw:connector draw:style-name="gr2" draw:text-style-name="P1" draw:layer="layout" draw:line-skew="-2.619cm" svg:x1="8.547cm" svg:y1="16.372cm" svg:x2="7.608cm" svg:y2="10.245cm" draw:end-shape="id19" draw:end-glue-point="5" svg:d="m8547 16372h-4060v-6127h3121">
          <text:p/>
        </draw:connector>
        <draw:frame draw:style-name="gr5" draw:text-style-name="P4" draw:layer="layout" svg:width="1.048cm" svg:height="0.624cm" svg:x="8.723cm" svg:y="14.023cm">
          <draw:text-box>
            <text:p><text:span text:style-name="T1">yes</text:span></text:p>
          </draw:text-box>
        </draw:frame>
        <draw:custom-shape draw:style-name="gr1" draw:text-style-name="P2" xml:id="id22" draw:id="id22" draw:layer="layout" svg:width="2.459cm" svg:height="2.159cm" svg:x="7.32cm" svg:y="15.145cm">
          <text:p text:style-name="P1"><text:span text:style-name="T1">Process dat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" draw:layer="layout" svg:width="9.951cm" svg:height="0.988cm" svg:x="1.832cm" svg:y="1.587cm">
          <draw:text-box>
            <text:p>Plugin's process flow diagram</text:p>
          </draw:text-box>
        </draw:frame>
      </draw:page>
      <draw:page draw:name="page4" draw:style-name="dp1" draw:master-page-name="默认">
        <draw:custom-shape draw:style-name="gr1" draw:text-style-name="P2" xml:id="id25" draw:id="id25" draw:layer="layout" svg:width="1.764cm" svg:height="1.301cm" svg:x="7.938cm" svg:y="5.416cm">
          <text:p text:style-name="P1"><text:span text:style-name="T1">begi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26" draw:id="id26" draw:layer="layout" svg:width="1.632cm" svg:height="1.367cm" svg:x="8.004cm" svg:y="8.106cm">
          <text:p text:style-name="P1"><text:span text:style-name="T1">fet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82cm" svg:y1="6.717cm" svg:x2="8.82cm" svg:y2="8.106cm" draw:start-shape="id25" draw:start-glue-point="6" draw:end-shape="id26" draw:end-glue-point="4" svg:d="m8820 6717v1389">
          <text:p/>
        </draw:connector>
        <draw:custom-shape draw:style-name="gr1" draw:text-style-name="P2" xml:id="id27" draw:id="id27" draw:layer="layout" svg:width="1.653cm" svg:height="1.897cm" svg:x="14.156cm" svg:y="5.482cm">
          <text:p text:style-name="P1"><text:span text:style-name="T1">Input 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31" draw:id="id31" draw:layer="layout" svg:width="1.5cm" svg:height="1.941cm" svg:x="2.205cm" svg:y="16.859cm">
          <text:p text:style-name="P1"><text:span text:style-name="T1">Temple 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32" draw:id="id32" draw:layer="layout" svg:width="1.653cm" svg:height="1.897cm" svg:x="12.299cm" svg:y="18.233cm">
          <text:p text:style-name="P1"><text:span text:style-name="T1">Output 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" draw:layer="layout" svg:x1="14.321cm" svg:y1="6.431cm" svg:x2="9.636cm" svg:y2="8.79cm" draw:start-shape="id27" draw:start-glue-point="6" draw:end-shape="id26" draw:end-glue-point="7" svg:d="m14321 6431h-2425v2359h-2260">
          <text:p/>
        </draw:connector>
        <draw:frame draw:style-name="gr5" draw:text-style-name="P4" draw:layer="layout" svg:width="1.103cm" svg:height="0.624cm" svg:x="10.723cm" svg:y="8.129cm">
          <draw:text-box>
            <text:p><text:span text:style-name="T1">pop</text:span></text:p>
          </draw:text-box>
        </draw:frame>
        <draw:custom-shape draw:style-name="gr1" draw:text-style-name="P2" xml:id="id28" draw:id="id28" draw:layer="layout" svg:width="1.511cm" svg:height="1.83cm" svg:x="8.059cm" svg:y="11.172cm">
          <text:p text:style-name="P1"><text:span text:style-name="T1">Depend or Independ operati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8.82cm" svg:y1="9.473cm" svg:x2="8.815cm" svg:y2="11.172cm" draw:start-shape="id26" draw:start-glue-point="6" draw:end-shape="id28" draw:end-glue-point="4" svg:d="m8820 9473v850h-5v849">
          <text:p/>
        </draw:connector>
        <draw:custom-shape draw:style-name="gr1" draw:text-style-name="P2" xml:id="id30" draw:id="id30" draw:layer="layout" svg:width="2.161cm" svg:height="1.478cm" svg:x="5.133cm" svg:y="14.481cm">
          <text:p text:style-name="P1"><text:span text:style-name="T1">Depend proces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29" draw:id="id29" draw:layer="layout" svg:width="2.251cm" svg:height="1.478cm" svg:x="13.412cm" svg:y="14.367cm">
          <text:p text:style-name="P1"><text:span text:style-name="T1">Independ proces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1" draw:layer="layout" svg:x1="9.57cm" svg:y1="12.087cm" svg:x2="13.412cm" svg:y2="15.106cm" draw:start-shape="id28" draw:start-glue-point="7" draw:end-shape="id29" svg:d="m9570 12087h2649v3019h1193">
          <text:p/>
        </draw:connector>
        <draw:connector draw:style-name="gr2" draw:text-style-name="P1" draw:layer="layout" svg:x1="8.059cm" svg:y1="12.087cm" svg:x2="6.213cm" svg:y2="14.481cm" draw:start-shape="id28" draw:start-glue-point="5" draw:end-shape="id30" draw:end-glue-point="0" svg:d="m8059 12087h-2251v1655h405v739">
          <text:p/>
        </draw:connector>
        <draw:connector draw:style-name="gr10" draw:text-style-name="P1" draw:layer="layout" svg:x1="3.105cm" svg:y1="16.859cm" svg:x2="5.133cm" svg:y2="15.22cm" draw:start-shape="id31" draw:start-glue-point="4" draw:end-shape="id30" draw:end-glue-point="3" svg:d="m3105 16859v-1639h2028">
          <text:p/>
        </draw:connector>
        <draw:connector draw:style-name="gr2" draw:text-style-name="P1" draw:layer="layout" svg:x1="6.213cm" svg:y1="15.959cm" svg:x2="12.464cm" svg:y2="19.182cm" draw:start-shape="id30" draw:start-glue-point="2" draw:end-shape="id32" draw:end-glue-point="6" svg:d="m6213 15959v3223h6251">
          <text:p/>
        </draw:connector>
        <draw:connector draw:style-name="gr2" draw:text-style-name="P1" draw:layer="layout" svg:x1="14.537cm" svg:y1="15.845cm" svg:x2="13.291cm" svg:y2="18.233cm" draw:start-shape="id29" draw:start-glue-point="2" draw:end-shape="id32" draw:end-glue-point="4" svg:d="m14537 15845v1194h-1246v1194">
          <text:p/>
        </draw:connector>
        <draw:connector draw:style-name="gr9" draw:text-style-name="P1" draw:layer="layout" svg:x1="14.814cm" svg:y1="7.379cm" svg:x2="7.294cm" svg:y2="15.22cm" draw:start-shape="id27" draw:start-glue-point="7" draw:end-shape="id30" draw:end-glue-point="1" svg:d="m14814 7379v7841h-7520">
          <text:p/>
        </draw:connector>
        <draw:frame draw:style-name="gr5" draw:layer="layout" svg:width="4.541cm" svg:height="0.988cm" svg:x="1.705cm" svg:y="2.02cm">
          <draw:text-box>
            <text:p>Process data</text:p>
          </draw:text-box>
        </draw:frame>
      </draw:page>
      <draw:page draw:name="page5" draw:style-name="dp1" draw:master-page-name="默认">
        <draw:custom-shape draw:style-name="gr1" draw:text-style-name="P1" draw:layer="controls" svg:width="15.153cm" svg:height="7cm" svg:x="2.953cm" svg:y="10.1cm">
          <text:p text:style-name="P1">User layer</text:p>
          <text:p text:style-name="P1">Include many plugin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9cm" svg:height="1.733cm" svg:x="2.963cm" svg:y="23.724cm">
          <text:p text:style-name="P1">Raw data</text:p>
          <draw:enhanced-geometry svg:viewBox="0 0 21600 21600" draw:type="rectangle" draw:enhanced-path="M 0 0 L 21600 0 21600 21600 0 21600 0 0 Z N"/>
        </draw:custom-shape>
        <draw:frame draw:style-name="gr5" draw:layer="layout" svg:width="3.431cm" svg:height="0.988cm" svg:x="2.34cm" svg:y="1.815cm">
          <draw:text-box>
            <text:p>Extractor</text:p>
          </draw:text-box>
        </draw:frame>
        <draw:custom-shape draw:style-name="gr12" draw:text-style-name="P1" draw:layer="layout" svg:width="15.19cm" svg:height="1.345cm" svg:x="2.963cm" svg:y="22.379cm">
          <text:p text:style-name="P1">Send/expect pairs extrac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5.143cm" svg:height="1.528cm" svg:x="2.963cm" svg:y="19.051cm">
          <text:p text:style-name="P1">Control characters filt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controls" svg:width="15.153cm" svg:height="1.951cm" svg:x="2.953cm" svg:y="17.1cm">
          <text:p text:style-name="P1">Core filt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5.143cm" svg:height="1.799cm" svg:x="2.962cm" svg:y="20.579cm">
          <text:p text:style-name="P1">Carriage return filter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3T15:42:09</meta:creation-date>
    <dc:date>2012-10-21T11:46:09</dc:date>
    <meta:editing-duration>PT4H50M52S</meta:editing-duration>
    <meta:editing-cycles>214</meta:editing-cycles>
    <meta:generator>LibreOffice/3.5$Linux_X86_64 LibreOffice_project/350m1$Build-2</meta:generator>
    <meta:document-statistic meta:object-count="89"/>
  </office:meta>
</office:document-meta>
</file>